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use-window-font-color="true" loext:opacity="0%" style:font-name="Liberation Serif" fo:font-size="14pt" style:text-underline-style="solid" style:text-underline-width="auto" style:text-underline-color="font-color" officeooo:rsid="00173b13" officeooo:paragraph-rsid="00173b13" style:font-size-asian="14pt" style:font-size-complex="14pt"/>
    </style:style>
    <style:style style:name="P2" style:family="paragraph" style:parent-style-name="Standard" style:list-style-name="L1">
      <style:text-properties style:use-window-font-color="true" loext:opacity="0%" style:font-name="Liberation Serif" fo:font-size="14pt" style:text-underline-style="none" officeooo:rsid="00173b13" officeooo:paragraph-rsid="00173b13" style:font-size-asian="14pt" style:font-size-complex="14pt"/>
    </style:style>
    <style:style style:name="P3" style:family="paragraph" style:parent-style-name="Standard" style:list-style-name="L2">
      <style:text-properties style:use-window-font-color="true" loext:opacity="0%" style:font-name="Liberation Serif" fo:font-size="14pt" style:text-underline-style="none" officeooo:rsid="00173b13" officeooo:paragraph-rsid="00173b13" style:font-size-asian="14pt" style:font-size-complex="14pt"/>
    </style:style>
    <style:style style:name="P4" style:family="paragraph" style:parent-style-name="Standard" style:list-style-name="L2">
      <style:text-properties style:use-window-font-color="true" loext:opacity="0%" style:font-name="Liberation Serif" fo:font-size="14pt" style:text-underline-style="none" officeooo:rsid="001a3dce" officeooo:paragraph-rsid="001a3dce" style:font-size-asian="14pt" style:font-size-complex="14pt"/>
    </style:style>
    <style:style style:name="P5" style:family="paragraph" style:parent-style-name="Standard" style:list-style-name="L2">
      <style:text-properties style:use-window-font-color="true" loext:opacity="0%" style:font-name="Liberation Serif" fo:font-size="14pt" style:text-underline-style="none" officeooo:rsid="00173b13" officeooo:paragraph-rsid="00173b13" fo:background-color="#ffff00" style:font-size-asian="14pt" style:font-size-complex="14pt"/>
    </style:style>
    <style:style style:name="P6" style:family="paragraph" style:parent-style-name="Standard" style:list-style-name="L1">
      <style:text-properties style:use-window-font-color="true" loext:opacity="0%" style:font-name="Liberation Serif" fo:font-size="14pt" style:text-underline-style="none" officeooo:rsid="00173b13" officeooo:paragraph-rsid="00173b13" fo:background-color="#ffff00" style:font-size-asian="14pt" style:font-size-complex="14pt"/>
    </style:style>
    <style:style style:name="P7" style:family="paragraph" style:parent-style-name="Standard" style:list-style-name="L1">
      <style:text-properties style:use-window-font-color="true" loext:opacity="0%" style:font-name="Liberation Serif" fo:font-size="14pt" style:text-underline-style="none" officeooo:rsid="00173b13" officeooo:paragraph-rsid="00173b13" fo:background-color="#ffff00" style:font-size-asian="14pt" style:font-size-complex="14pt"/>
    </style:style>
    <style:style style:name="P8" style:family="paragraph" style:parent-style-name="Standard" style:list-style-name="L2">
      <style:text-properties style:use-window-font-color="true" loext:opacity="0%" style:font-name="Liberation Serif" fo:font-size="14pt" style:text-underline-style="none" officeooo:rsid="001a3dce" officeooo:paragraph-rsid="001a3dce" fo:background-color="#ffff00" style:font-size-asian="14pt" style:font-size-complex="14pt"/>
    </style:style>
    <style:style style:name="P9" style:family="paragraph" style:parent-style-name="Standard" style:list-style-name="L2">
      <style:text-properties style:use-window-font-color="true" loext:opacity="0%" style:font-name="Liberation Serif" fo:font-size="14pt" officeooo:paragraph-rsid="00173b13" style:font-size-asian="14pt" style:font-size-complex="14pt"/>
    </style:style>
    <style:style style:name="P10" style:family="paragraph" style:parent-style-name="Standard" style:list-style-name="L2">
      <style:text-properties style:use-window-font-color="true" loext:opacity="0%" style:font-name="Liberation Serif" fo:font-size="14pt" officeooo:paragraph-rsid="001a3dce" style:font-size-asian="14pt" style:font-size-complex="14pt"/>
    </style:style>
    <style:style style:name="P11" style:family="paragraph" style:parent-style-name="Standard" style:list-style-name="L2">
      <style:text-properties style:use-window-font-color="true" loext:opacity="0%" style:font-name="Liberation Serif" fo:font-size="14pt" officeooo:paragraph-rsid="001c80eb" style:font-size-asian="14pt" style:font-size-complex="14pt"/>
    </style:style>
    <style:style style:name="P12" style:family="paragraph" style:parent-style-name="Standard" style:list-style-name="L2">
      <style:text-properties style:use-window-font-color="true" loext:opacity="0%" style:font-name="Liberation Serif" fo:font-size="14pt" officeooo:paragraph-rsid="001a3dce" fo:background-color="#ffff00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normal" fo:font-weight="normal" officeooo:rsid="001c80eb" style:font-size-asian="10pt" style:font-style-asian="normal" style:font-weight-asian="normal"/>
    </style:style>
    <style:style style:name="T4" style:family="text">
      <style:text-properties fo:color="#bcbec4" loext:opacity="100%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fo:font-size="10pt" fo:font-style="normal" fo:font-weight="normal" officeooo:rsid="001c80eb" style:font-size-asian="10pt" style:font-style-asian="normal" style:font-weight-asian="normal"/>
    </style:style>
    <style:style style:name="T6" style:family="text">
      <style:text-properties fo:color="#bcbec4" loext:opacity="100%" fo:font-style="normal" fo:font-weight="normal" style:font-style-asian="normal" style:font-weight-asian="normal"/>
    </style:style>
    <style:style style:name="T7" style:family="text">
      <style:text-properties fo:color="#bcbec4" loext:opacity="100%" fo:font-style="normal" fo:font-weight="normal" officeooo:rsid="001c80eb" style:font-style-asian="normal" style:font-weight-asian="normal"/>
    </style:style>
    <style:style style:name="T8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f8e6d" loext:opacity="100%" style:font-name="JetBrains Mono" fo:font-size="10pt" fo:font-style="normal" fo:font-weight="normal" officeooo:rsid="001c80eb" style:font-size-asian="10pt" style:font-style-asian="normal" style:font-weight-asian="normal"/>
    </style:style>
    <style:style style:name="T10" style:family="text">
      <style:text-properties fo:color="#cf8e6d" loext:opacity="100%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f8e6d" loext:opacity="100%" fo:font-size="10pt" fo:font-style="normal" fo:font-weight="normal" officeooo:rsid="001c80eb" style:font-size-asian="10pt" style:font-style-asian="normal" style:font-weight-asian="normal"/>
    </style:style>
    <style:style style:name="T12" style:family="text">
      <style:text-properties fo:color="#cf8e6d" loext:opacity="100%" fo:font-style="normal" fo:font-weight="normal" style:font-style-asian="normal" style:font-weight-asian="normal"/>
    </style:style>
    <style:style style:name="T13" style:family="text">
      <style:text-properties fo:color="#cf8e6d" loext:opacity="100%" fo:font-style="normal" fo:font-weight="normal" officeooo:rsid="001c80eb" style:font-style-asian="normal" style:font-weight-asian="normal"/>
    </style:style>
    <style:style style:name="T14" style:family="text">
      <style:text-properties fo:font-style="normal" style:text-underline-style="none" fo:font-weight="normal" officeooo:rsid="0019b600" style:font-style-asian="normal" style:font-weight-asian="normal"/>
    </style:style>
    <style:style style:name="T15" style:family="text">
      <style:text-properties fo:font-style="normal" style:text-underline-style="none" fo:font-weight="normal" officeooo:rsid="0019b600" style:font-style-asian="normal" style:font-weight-asian="normal"/>
    </style:style>
    <style:style style:name="T16" style:family="text">
      <style:text-properties fo:font-style="normal" style:text-underline-style="none" fo:font-weight="normal" officeooo:rsid="001a3dce" style:font-style-asian="normal" style:font-weight-asian="normal"/>
    </style:style>
    <style:style style:name="T17" style:family="text">
      <style:text-properties fo:font-style="normal" style:text-underline-style="none" fo:font-weight="normal" officeooo:rsid="001a3dce" style:font-style-asian="normal" style:font-weight-asian="normal"/>
    </style:style>
    <style:style style:name="T18" style:family="text">
      <style:text-properties fo:font-style="normal" style:text-underline-style="none" fo:font-weight="normal" officeooo:rsid="001a3dce" style:font-style-asian="normal" style:font-weight-asian="normal"/>
    </style:style>
    <style:style style:name="T19" style:family="text">
      <style:text-properties fo:font-style="normal" style:text-underline-style="none" fo:font-weight="normal" officeooo:rsid="00173b13" style:font-style-asian="normal" style:font-weight-asian="normal"/>
    </style:style>
    <style:style style:name="T20" style:family="text">
      <style:text-properties fo:font-style="normal" fo:font-weight="normal" style:font-style-asian="normal" style:font-weight-asian="normal"/>
    </style:style>
    <style:style style:name="T21" style:family="text">
      <style:text-properties fo:font-style="normal" fo:font-weight="normal" style:font-style-asian="normal" style:font-weight-asian="normal"/>
    </style:style>
    <style:style style:name="T22" style:family="text">
      <style:text-properties fo:font-style="normal" fo:font-weight="normal" style:font-style-asian="normal" style:font-weight-asian="normal"/>
    </style:style>
    <style:style style:name="T23" style:family="text">
      <style:text-properties fo:font-style="normal" fo:font-weight="normal" officeooo:rsid="0019b600" style:font-style-asian="normal" style:font-weight-asian="normal"/>
    </style:style>
    <style:style style:name="T24" style:family="text">
      <style:text-properties fo:font-style="normal" fo:font-weight="normal" officeooo:rsid="0019b600" style:font-style-asian="normal" style:font-weight-asian="normal"/>
    </style:style>
    <style:style style:name="T25" style:family="text">
      <style:text-properties fo:font-style="normal" fo:font-weight="normal" officeooo:rsid="0019b600" style:font-style-asian="normal" style:font-weight-asian="normal"/>
    </style:style>
    <style:style style:name="T26" style:family="text">
      <style:text-properties fo:font-style="normal" fo:font-weight="normal" style:font-style-asian="normal" style:font-weight-asian="normal"/>
    </style:style>
    <style:style style:name="T27" style:family="text">
      <style:text-properties fo:font-style="normal" fo:font-weight="normal" style:font-style-asian="normal" style:font-weight-asian="normal"/>
    </style:style>
    <style:style style:name="T28" style:family="text">
      <style:text-properties fo:font-style="normal" fo:font-weight="normal" officeooo:rsid="001a3dce" style:font-style-asian="normal" style:font-weight-asian="normal"/>
    </style:style>
    <style:style style:name="T29" style:family="text">
      <style:text-properties fo:font-style="normal" fo:font-weight="normal" officeooo:rsid="001b2b82" style:font-style-asian="normal" style:font-weight-asian="normal"/>
    </style:style>
    <style:style style:name="T30" style:family="text">
      <style:text-properties fo:font-style="normal" fo:font-weight="normal" officeooo:rsid="001c80eb" style:font-style-asian="normal" style:font-weight-asian="normal"/>
    </style:style>
    <style:style style:name="T31" style:family="text">
      <style:text-properties fo:font-style="normal" fo:font-weight="normal" officeooo:rsid="001c80eb" style:font-style-asian="normal" style:font-weight-asian="normal"/>
    </style:style>
    <style:style style:name="T32" style:family="text">
      <style:text-properties fo:font-style="normal" fo:font-weight="normal" officeooo:rsid="001dc9ec" style:font-style-asian="normal" style:font-weight-asian="normal"/>
    </style:style>
    <style:style style:name="T33" style:family="text">
      <style:text-properties fo:font-style="normal" fo:font-weight="normal" officeooo:rsid="001e6d41" style:font-style-asian="normal" style:font-weight-asian="normal"/>
    </style:style>
    <style:style style:name="T34" style:family="text">
      <style:text-properties fo:font-style="normal" fo:font-weight="normal" officeooo:rsid="00202bdd" style:font-style-asian="normal" style:font-weight-asian="normal"/>
    </style:style>
    <style:style style:name="T35" style:family="text">
      <style:text-properties fo:font-style="normal" fo:font-weight="normal" officeooo:rsid="00220468" style:font-style-asian="normal" style:font-weight-asian="normal"/>
    </style:style>
    <style:style style:name="T36" style:family="text">
      <style:text-properties fo:font-style="normal" fo:font-weight="normal" officeooo:rsid="00220468" style:font-style-asian="normal" style:font-weight-asian="normal"/>
    </style:style>
    <style:style style:name="T37" style:family="text">
      <style:text-properties fo:font-style="normal" fo:font-weight="normal" officeooo:rsid="0022775a" style:font-style-asian="normal" style:font-weight-asian="normal"/>
    </style:style>
    <style:style style:name="T38" style:family="text">
      <style:text-properties fo:font-style="normal" fo:font-weight="normal" officeooo:rsid="001c80eb" fo:background-color="#ffff00" loext:char-shading-value="0" style:font-style-asian="normal" style:font-weight-asian="normal"/>
    </style:style>
    <style:style style:name="T39" style:family="text">
      <style:text-properties fo:font-style="normal" fo:font-weight="normal" officeooo:rsid="001c80eb" fo:background-color="#ffff00" loext:char-shading-value="0" style:font-style-asian="normal" style:font-weight-asian="normal"/>
    </style:style>
    <style:style style:name="T40" style:family="text">
      <style:text-properties style:use-window-font-color="true" loext:opacity="0%" style:font-name="Liberation Serif" fo:font-size="14pt" fo:font-style="normal" style:text-underline-style="none" fo:font-weight="normal" officeooo:rsid="0019b600" style:font-size-asian="14pt" style:font-style-asian="normal" style:font-weight-asian="normal" style:font-size-complex="14pt"/>
    </style:style>
    <style:style style:name="T41" style:family="text">
      <style:text-properties style:use-window-font-color="true" loext:opacity="0%" style:font-name="Liberation Serif" fo:font-size="14pt" fo:font-style="normal" style:text-underline-style="none" fo:font-weight="normal" officeooo:rsid="0019b600" style:font-size-asian="14pt" style:font-style-asian="normal" style:font-weight-asian="normal" style:font-size-complex="14pt"/>
    </style:style>
    <style:style style:name="T42" style:family="text">
      <style:text-properties style:use-window-font-color="true" loext:opacity="0%" style:font-name="Liberation Serif" fo:font-size="14pt" fo:font-style="normal" style:text-underline-style="none" fo:font-weight="normal" officeooo:rsid="00173b13" style:font-size-asian="14pt" style:font-style-asian="normal" style:font-weight-asian="normal" style:font-size-complex="14pt"/>
    </style:style>
    <style:style style:name="T43" style:family="text">
      <style:text-properties style:use-window-font-color="true" loext:opacity="0%" style:font-name="Liberation Serif" fo:font-size="14pt" fo:font-style="normal" style:text-underline-style="none" fo:font-weight="normal" officeooo:rsid="001a3dce" style:font-size-asian="14pt" style:font-style-asian="normal" style:font-weight-asian="normal" style:font-size-complex="14pt"/>
    </style:style>
    <style:style style:name="T44" style:family="text">
      <style:text-properties style:use-window-font-color="true" loext:opacity="0%" fo:font-size="14pt" fo:font-style="normal" style:text-underline-style="none" fo:font-weight="normal" officeooo:rsid="0019b600" style:font-size-asian="14pt" style:font-style-asian="normal" style:font-weight-asian="normal" style:font-size-complex="14pt"/>
    </style:style>
    <style:style style:name="T45" style:family="text">
      <style:text-properties style:use-window-font-color="true" loext:opacity="0%" fo:font-size="14pt" fo:font-style="normal" style:text-underline-style="none" fo:font-weight="normal" officeooo:rsid="0019b600" style:font-size-asian="14pt" style:font-style-asian="normal" style:font-weight-asian="normal" style:font-size-complex="14pt"/>
    </style:style>
    <style:style style:name="T46" style:family="text">
      <style:text-properties style:use-window-font-color="true" loext:opacity="0%" fo:font-size="14pt" fo:font-style="normal" style:text-underline-style="none" fo:font-weight="normal" officeooo:rsid="00173b13" style:font-size-asian="14pt" style:font-style-asian="normal" style:font-weight-asian="normal" style:font-size-complex="14pt"/>
    </style:style>
    <style:style style:name="T47" style:family="text">
      <style:text-properties style:use-window-font-color="true" loext:opacity="0%" fo:font-size="14pt" fo:font-style="normal" style:text-underline-style="none" fo:font-weight="normal" officeooo:rsid="001a3dce" style:font-size-asian="14pt" style:font-style-asian="normal" style:font-weight-asian="normal" style:font-size-complex="14pt"/>
    </style:style>
    <style:style style:name="T48" style:family="text">
      <style:text-properties style:use-window-font-color="true" loext:opacity="0%" fo:font-style="normal" style:text-underline-style="none" fo:font-weight="normal" officeooo:rsid="0019b600" style:font-style-asian="normal" style:font-weight-asian="normal"/>
    </style:style>
    <style:style style:name="T49" style:family="text">
      <style:text-properties style:use-window-font-color="true" loext:opacity="0%" fo:font-style="normal" style:text-underline-style="none" fo:font-weight="normal" officeooo:rsid="0019b600" style:font-style-asian="normal" style:font-weight-asian="normal"/>
    </style:style>
    <style:style style:name="T50" style:family="text">
      <style:text-properties style:use-window-font-color="true" loext:opacity="0%" fo:font-style="normal" style:text-underline-style="none" fo:font-weight="normal" officeooo:rsid="00173b13" style:font-style-asian="normal" style:font-weight-asian="normal"/>
    </style:style>
    <style:style style:name="T51" style:family="text">
      <style:text-properties style:use-window-font-color="true" loext:opacity="0%" fo:font-style="normal" style:text-underline-style="none" fo:font-weight="normal" officeooo:rsid="001a3dce" style:font-style-asian="normal" style:font-weight-asian="normal"/>
    </style:style>
    <style:style style:name="T52" style:family="text">
      <style:text-properties fo:background-color="#ffff00" loext:char-shading-value="0"/>
    </style:style>
    <style:style style:name="T53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tributs :</text:p>
      <text:list xml:id="list3326196960" text:style-name="L1">
        <text:list-item>
          <text:p text:style-name="P2"><text:span text:style-name="T53">limites : int[6]</text:span> <text:s text:c="2"/>(modifier les variables au-dessus)</text:p>
        </text:list-item>
        <text:list-item>
          <text:p text:style-name="P2"><text:span text:style-name="T53">taux : int[5]</text:span> (modifier les variables au-dessus)</text:p>
        </text:list-item>
        <text:list-item>
          <text:p text:style-name="P2"><text:span text:style-name="T53">limitesCEHR : int[5]</text:span> (modifier les variables au-dessus)</text:p>
        </text:list-item>
        <text:list-item>
          <text:p text:style-name="P2"><text:span text:style-name="T53">tauxCEHRCelibataire : double[4]</text:span> (modifier les variables au-dessus)</text:p>
        </text:list-item>
        <text:list-item>
          <text:p text:style-name="P2"><text:span text:style-name="T53">tauxCEHRCouple : double[4] </text:span>(modifier les variables au-dessus)</text:p>
        </text:list-item>
        <text:list-item>
          <text:p text:style-name="P2">lAbtMax : int</text:p>
        </text:list-item>
        <text:list-item>
          <text:p text:style-name="P2">lAbtMin : int </text:p>
        </text:list-item>
        <text:list-item>
          <text:p text:style-name="P2">tAbt : double</text:p>
        </text:list-item>
        <text:list-item>
          <text:p text:style-name="P6">plafDemiPart : double</text:p>
        </text:list-item>
        <text:list-item>
          <text:p text:style-name="P2"><text:span text:style-name="T20">seuilDecoteDeclarantSeul : double</text:span></text:p>
        </text:list-item>
        <text:list-item>
          <text:p text:style-name="P2"><text:span text:style-name="T20">seuilDecoteDeclarantCouple : double</text:span></text:p>
        </text:list-item>
        <text:list-item>
          <text:p text:style-name="P2"><text:span text:style-name="T20">decoteMaxDeclarantSeul : double</text:span></text:p>
        </text:list-item>
        <text:list-item>
          <text:p text:style-name="P2"><text:span text:style-name="T20">decoteMaxDeclarantCouple : double</text:span></text:p>
        </text:list-item>
        <text:list-item>
          <text:p text:style-name="P2"><text:span text:style-name="T20">tauxDecote : double</text:span></text:p>
        </text:list-item>
        <text:list-item>
          <text:p text:style-name="P2"><text:span text:style-name="T20">rNetDecl1 : int</text:span></text:p>
        </text:list-item>
        <text:list-item>
          <text:p text:style-name="P2"><text:span text:style-name="T20">rNetDecl2 : int</text:span></text:p>
        </text:list-item>
        <text:list-item>
          <text:p text:style-name="P2"><text:span text:style-name="T20">nbEnf : int</text:span></text:p>
        </text:list-item>
        <text:list-item>
          <text:p text:style-name="P2"><text:span text:style-name="T20">nbEnfH : int</text:span></text:p>
        </text:list-item>
        <text:list-item>
          <text:p text:style-name="P6"><text:span text:style-name="T20">rFRef : double</text:span></text:p>
        </text:list-item>
        <text:list-item>
          <text:p text:style-name="P2"><text:span text:style-name="T20">rImposable : double</text:span></text:p>
        </text:list-item>
        <text:list-item>
          <text:p text:style-name="P2"><text:span text:style-name="T20">abt : double</text:span></text:p>
        </text:list-item>
        <text:list-item>
          <text:p text:style-name="P2"><text:span text:style-name="T20">nbPtsDecl : double</text:span></text:p>
        </text:list-item>
        <text:list-item>
          <text:p text:style-name="P2"><text:span text:style-name="T20">nbPts : double</text:span></text:p>
        </text:list-item>
        <text:list-item>
          <text:p text:style-name="P2"><text:span text:style-name="T20">decote : double</text:span></text:p>
        </text:list-item>
        <text:list-item>
          <text:p text:style-name="P2"><text:span text:style-name="T20">mImpDecl : double</text:span></text:p>
        </text:list-item>
        <text:list-item>
          <text:p text:style-name="P2"><text:span text:style-name="T20">mImp : double</text:span></text:p>
        </text:list-item>
        <text:list-item>
          <text:p text:style-name="P2"><text:span text:style-name="T20">mImpAvantDecote : double</text:span></text:p>
        </text:list-item>
        <text:list-item>
          <text:p text:style-name="P2"><text:span text:style-name="T20">parIso : double</text:span></text:p>
        </text:list-item>
        <text:list-item>
          <text:p text:style-name="P6"><text:span text:style-name="T20">contribExceptionnelle : double </text:span></text:p>
          <text:p text:style-name="P2"><text:span text:style-name="T20"/></text:p>
        </text:list-item>
      </text:list>
      <text:p text:style-name="P1">Méthodes :</text:p>
      <text:list xml:id="list300418331" text:style-name="L2">
        <text:list-item>
          <text:p text:style-name="P3"><text:span text:style-name="T20">getRevenuReference</text:span><text:span text:style-name="T23">() : double</text:span></text:p>
        </text:list-item>
        <text:list-item>
          <text:p text:style-name="P3"><text:span text:style-name="T23">getDecote() : </text:span><text:span text:style-name="T29">d</text:span><text:span text:style-name="T23">ou</text:span><text:span text:style-name="T35">b</text:span><text:span text:style-name="T23">le</text:span></text:p>
        </text:list-item>
        <text:list-item>
          <text:p text:style-name="P3"><text:span text:style-name="T23">getAbattement() : double</text:span></text:p>
        </text:list-item>
        <text:list-item>
          <text:p text:style-name="P3"><text:span text:style-name="T23">getNbParts() : double </text:span></text:p>
        </text:list-item>
        <text:list-item>
          <text:p text:style-name="P3"><text:span text:style-name="T23">getImpotAvantDecote() : double</text:span></text:p>
        </text:list-item>
        <text:list-item>
          <text:p text:style-name="P3"><text:span text:style-name="T23">getImpotNet() : double</text:span></text:p>
        </text:list-item>
        <text:list-item>
          <text:p text:style-name="P3"><text:span text:style-name="T23">getRevenuNetDeclatant1() : int (pas encore utilisé)</text:span></text:p>
        </text:list-item>
        <text:list-item>
          <text:p text:style-name="P3"><text:span text:style-name="T23">getRevenuNetDeclatant2() : int (pas encore utilisé)</text:span></text:p>
        </text:list-item>
        <text:list-item>
          <text:p text:style-name="P5"><text:span text:style-name="T23">getContribExceptionnelle() : double</text:span></text:p>
        </text:list-item>
        <text:list-item>
          <text:p text:style-name="P11"><text:span text:style-name="T14">calculImpot</text:span><text:span text:style-name="T19">(</text:span><text:span text:style-name="T20">revNetDecl1 : </text:span><text:span text:style-name="T30">int</text:span><text:span text:style-name="T20">,</text:span><text:span text:style-name="T20"> </text:span><text:span text:style-name="T20">revNetDecl2 : </text:span><text:span text:style-name="T30">int</text:span><text:span text:style-name="T20">, sitFam : SituationFamiliale,</text:span><text:span text:style-name="T20"> </text:span><text:span text:style-name="T20">nbEnfants : </text:span><text:span text:style-name="T20">int</text:span><text:span text:style-name="T20">,</text:span><text:span text:style-name="T20"> </text:span><text:span text:style-name="T20">nbEnfantsHandicapes : </text:span><text:span text:style-name="T30">int</text:span><text:span text:style-name="T20"> </text:span><text:span text:style-name="T20">parentIsol : </text:span><text:span text:style-name="T30">boolean</text:span></text:p>
        </text:list-item>
        <text:list-item>
          <text:p text:style-name="P11"><text:span text:style-name="T19">) : <text:s/></text:span><text:span text:style-name="T14">int</text:span></text:p>
        </text:list-item>
        <text:list-item>
          <text:p text:style-name="P11"><text:soft-page-break/><text:span text:style-name="T14">impotRevenuNetFinal</text:span><text:span text:style-name="T19">(</text:span><text:span text:style-name="T20">decote : </text:span><text:span text:style-name="T30">double,</text:span><text:span text:style-name="T20">mImp : </text:span><text:span text:style-name="T20">double</text:span><text:span text:style-name="T20">, contribExceptionnelle : </text:span><text:span text:style-name="T20">double </text:span><text:span text:style-name="T30">)</text:span><text:span text:style-name="T19"> : </text:span><text:span text:style-name="T16">double</text:span></text:p>
        </text:list-item>
        <text:list-item>
          <text:p text:style-name="P9"><text:span text:style-name="T14">impotFoyerFiscal</text:span><text:span text:style-name="T23">(</text:span><text:span text:style-name="T20">rFRef : </text:span><text:span text:style-name="T30">double</text:span><text:span text:style-name="T20">,</text:span><text:span text:style-name="T20"> </text:span><text:span text:style-name="T20">nbPts : </text:span><text:span text:style-name="T30">double</text:span><text:span text:style-name="T20">, limites : </text:span><text:span text:style-name="T30">int[]</text:span><text:span text:style-name="T20">, taux : </text:span><text:span text:style-name="T30">double[]</text:span><text:span text:style-name="T20">) : </text:span><text:span text:style-name="T28">double</text:span></text:p>
        </text:list-item>
        <text:list-item>
          <text:p text:style-name="P11"><text:span text:style-name="T14">d</text:span><text:span text:style-name="T16">ecote(</text:span><text:span text:style-name="T20">nbPtsDecl : </text:span><text:span text:style-name="T30">double</text:span><text:span text:style-name="T20">,</text:span><text:span text:style-name="T20"> </text:span><text:span text:style-name="T20">mImp : </text:span><text:span text:style-name="T30">double</text:span><text:span text:style-name="T20">,</text:span><text:span text:style-name="T20"> </text:span><text:span text:style-name="T20">seuilDecoteDeclarantSeul : </text:span><text:span text:style-name="T30">double</text:span><text:span text:style-name="T20">,</text:span><text:span text:style-name="T20"> </text:span><text:span text:style-name="T20">decoteMaxDeclarantSeul : </text:span><text:span text:style-name="T30">double</text:span><text:span text:style-name="T20">,</text:span><text:span text:style-name="T20"> </text:span><text:span text:style-name="T20">tauxDecote : </text:span><text:span text:style-name="T30">double</text:span><text:span text:style-name="T20">,</text:span><text:span text:style-name="T20"> </text:span><text:span text:style-name="T20">seuilDecoteDeclarantCouple : </text:span><text:span text:style-name="T30">double</text:span><text:span text:style-name="T20">, </text:span><text:span text:style-name="T20"><text:s/></text:span><text:span text:style-name="T20">decoteMaxDeclarantCouple : </text:span><text:span text:style-name="T30">double</text:span><text:span text:style-name="T28">) : double </text:span><text:span text:style-name="T39">(pb mm nom que la classe)</text:span></text:p>
        </text:list-item>
        <text:list-item>
          <text:p text:style-name="P4"><text:span text:style-name="T20">impotBrutApresPlafonnementAvantDecote(baisseImpot : </text:span><text:span text:style-name="T30">double</text:span><text:span text:style-name="T20">,</text:span><text:span text:style-name="T20"> </text:span><text:span text:style-name="T20">plafond : </text:span><text:span text:style-name="T30">double</text:span><text:span text:style-name="T20">,</text:span><text:span text:style-name="T20"> </text:span><text:span text:style-name="T20">mImpDecl : </text:span><text:span text:style-name="T30">double</text:span><text:span text:style-name="T20">) : double</text:span></text:p>
        </text:list-item>
        <text:list-item>
          <text:p text:style-name="P8"><text:span text:style-name="T20">depassementPlafond</text:span><text:span text:style-name="T20">(</text:span><text:span text:style-name="T20"> </text:span><text:span text:style-name="T20">nbPts : </text:span><text:span text:style-name="T30">double</text:span><text:span text:style-name="T20">, nbPtsDecl : </text:span><text:span text:style-name="T30">double</text:span><text:span text:style-name="T20">) : double</text:span></text:p>
        </text:list-item>
        <text:list-item>
          <text:p text:style-name="P10"><text:span text:style-name="T16">impotDeclarant</text:span><text:span text:style-name="T20">(rFRef : </text:span><text:span text:style-name="T32">double</text:span><text:span text:style-name="T20">, nbPtsDecl : </text:span><text:span text:style-name="T32">double</text:span><text:span text:style-name="T20">, limites : </text:span><text:span text:style-name="T32">int[]</text:span><text:span text:style-name="T20">)</text:span><text:span text:style-name="T16"> : </text:span><text:span text:style-name="T16">double</text:span></text:p>
        </text:list-item>
        <text:list-item>
          <text:p text:style-name="P12"><text:span text:style-name="T16">contributionExceptionnel</text:span><text:span text:style-name="T20">(rFRef : </text:span><text:span text:style-name="T32">double</text:span><text:span text:style-name="T20">, limitesCEHR : </text:span><text:span text:style-name="T32">int[]</text:span><text:span text:style-name="T20">, tauxCEHRCelibataire : </text:span><text:span text:style-name="T32">double[]</text:span><text:span text:style-name="T20">, tauxCEHRCouple : </text:span><text:span text:style-name="T32">double[]</text:span><text:span text:style-name="T20">,</text:span><text:span text:style-name="T20"> </text:span><text:span text:style-name="T20">nbPtsDecl : </text:span><text:span text:style-name="T32">double</text:span><text:span text:style-name="T20">) : </text:span><text:span text:style-name="T28">double</text:span></text:p>
        </text:list-item>
        <text:list-item>
          <text:p text:style-name="P10"><text:span text:style-name="T16">nombreDePart</text:span><text:span text:style-name="T20">(nbPtsDecl : </text:span><text:span text:style-name="T33">double</text:span><text:span text:style-name="T20">,</text:span><text:span text:style-name="T20"> </text:span><text:span text:style-name="T20">nbEnf : </text:span><text:span text:style-name="T33">int</text:span><text:span text:style-name="T20">,</text:span><text:span text:style-name="T20"> </text:span><text:span text:style-name="T20">nbEnfH ; </text:span><text:span text:style-name="T33">int</text:span><text:span text:style-name="T20">,</text:span><text:span text:style-name="T20"> </text:span><text:span text:style-name="T20">parIso : </text:span><text:span text:style-name="T33">boolean</text:span><text:span text:style-name="T20">, sitFam : </text:span><text:span text:style-name="T33">SituationFamilial</text:span><text:span text:style-name="T35">e</text:span><text:span text:style-name="T20">) : </text:span><text:span text:style-name="T28">double</text:span></text:p>
        </text:list-item>
        <text:list-item>
          <text:p text:style-name="P10"><text:span text:style-name="T16">nombreDePartEnfantHandicape</text:span><text:span text:style-name="T20">(nbEnfH : </text:span><text:span text:style-name="T33">int</text:span><text:span text:style-name="T20">) : </text:span><text:span text:style-name="T28">double</text:span></text:p>
        </text:list-item>
        <text:list-item>
          <text:p text:style-name="P10"><text:span text:style-name="T16">nombreDePartVeufAvecEnfant</text:span><text:span text:style-name="T20">(sitFam : </text:span><text:span text:style-name="T33">SituationFamilial</text:span><text:span text:style-name="T35">e</text:span><text:span text:style-name="T20">,</text:span><text:span text:style-name="T20"> </text:span><text:span text:style-name="T20">nbEnf : </text:span><text:span text:style-name="T33">int</text:span><text:span text:style-name="T20">) </text:span><text:span text:style-name="T16">: double</text:span></text:p>
        </text:list-item>
        <text:list-item>
          <text:p text:style-name="P10"><text:span text:style-name="T16"><text:s/></text:span><text:span text:style-name="T20">nombreDePartParentIsole</text:span><text:span text:style-name="T20">(parIso : </text:span><text:span text:style-name="T34">boole</text:span><text:span text:style-name="T35">a</text:span><text:span text:style-name="T34">n</text:span><text:span text:style-name="T20">) : </text:span><text:span text:style-name="T28">double</text:span></text:p>
        </text:list-item>
        <text:list-item>
          <text:p text:style-name="P10"><text:span text:style-name="T16">nombreDePartEnfant</text:span><text:span text:style-name="T20">(nbPtsDecl : </text:span><text:span text:style-name="T34">double</text:span><text:span text:style-name="T20">,</text:span><text:span text:style-name="T20"> </text:span><text:span text:style-name="T20">nbEnf : </text:span><text:span text:style-name="T34">int</text:span><text:span text:style-name="T20">) : </text:span><text:span text:style-name="T28">double</text:span></text:p>
        </text:list-item>
        <text:list-item>
          <text:p text:style-name="P10"><text:span text:style-name="T16">revenuFiscal</text:span><text:span text:style-name="T20">(rNetDecl1 : </text:span><text:span text:style-name="T34">int</text:span><text:span text:style-name="T20">, revNetDecl2 : </text:span><text:span text:style-name="T34">int</text:span><text:span text:style-name="T20">,</text:span><text:span text:style-name="T20"> </text:span><text:span text:style-name="T20">abt : </text:span><text:span text:style-name="T34">double</text:span><text:span text:style-name="T20">) : </text:span><text:span text:style-name="T28">double</text:span></text:p>
        </text:list-item>
        <text:list-item>
          <text:p text:style-name="P10"><text:span text:style-name="T16">abattement</text:span><text:span text:style-name="T20">(situationFamiliale : </text:span><text:span text:style-name="T34">SituationFamilial</text:span><text:span text:style-name="T37">e</text:span><text:span text:style-name="T20">, rNetDecl1 : </text:span><text:span text:style-name="T34">double</text:span><text:span text:style-name="T20">,</text:span><text:span text:style-name="T20"> </text:span><text:span text:style-name="T20">rNetDecl2 : </text:span><text:span text:style-name="T34">double</text:span><text:span text:style-name="T20">, </text:span><text:span text:style-name="T20"><text:s/></text:span><text:span text:style-name="T20">tAbt : </text:span><text:span text:style-name="T34">double</text:span><text:span text:style-name="T28">) : double </text:span><text:span text:style-name="T39">(pb mm nom que la classe)</text:span></text:p>
        </text:list-item>
        <text:list-item>
          <text:p text:style-name="P10"><text:span text:style-name="T16">verifierPreconditions</text:span><text:span text:style-name="T16">(</text:span><text:span text:style-name="T20">revNetDecl1 : </text:span><text:span text:style-name="T34">int</text:span><text:span text:style-name="T20">,</text:span><text:span text:style-name="T20"> </text:span><text:span text:style-name="T20">revNetDecl2 : </text:span><text:span text:style-name="T34">int</text:span><text:span text:style-name="T20">, sitFam : </text:span><text:span text:style-name="T34">SituationFamilial</text:span><text:span text:style-name="T20">, </text:span><text:span text:style-name="T20"><text:s/></text:span><text:span text:style-name="T20">nbEnfants : </text:span><text:span text:style-name="T34">int</text:span><text:span text:style-name="T20">,</text:span><text:span text:style-name="T20"> </text:span><text:span text:style-name="T20">nbEnfantsHandicapes : </text:span><text:span text:style-name="T34">int</text:span><text:span text:style-name="T20">,</text:span><text:span text:style-name="T20"> </text:span><text:span text:style-name="T20">parentIsol : </text:span><text:span text:style-name="T34">boolean</text:span><text:span text:style-name="T20">) </text:span><text:span text:style-name="T16">: voi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éopold Beuve</meta:initial-creator>
    <meta:creation-date>2025-05-01T11:37:36.524000000</meta:creation-date>
    <meta:generator>LibreOffice/7.4.0.3$Windows_X86_64 LibreOffice_project/f85e47c08ddd19c015c0114a68350214f7066f5a</meta:generator>
    <dc:date>2025-05-01T15:18:58.137000000</dc:date>
    <dc:creator>Léopold Beuve</dc:creator>
    <meta:editing-duration>PT3H41M16S</meta:editing-duration>
    <meta:editing-cycles>15</meta:editing-cycles>
    <meta:document-statistic meta:table-count="0" meta:image-count="0" meta:object-count="0" meta:page-count="2" meta:paragraph-count="58" meta:word-count="417" meta:character-count="2793" meta:non-whitespace-character-count="2479"/>
  </office:meta>
</office:document-meta>
</file>